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dique aqui os seius dados de utilizador. Use apenas informações correchtas (não use nomes de fantasia) e, tanto quante possível, preencha todos os cempas.</text:p>
      <text:p text:style-name="Standard"/>
      <text:p text:style-name="Standard">Indique aqui os seius dados de utilizador. Use apenas informações correchtas (não use nomes de fantasia) e, tanto quante possível, preencha todos os cempas.</text:p>
      <text:p text:style-name="Standard"/>
      <text:p text:style-name="Standard">Indique aqui os seius dados de utilizador. Use apenas informações correchtas (não use nomes de fantasia) e, tanto quante possível, preencha todos os cemp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pt" fo:country="PT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3$Build-8986</meta:generator>
    <meta:initial-creator>uf uf</meta:initial-creator>
    <meta:creation-date>1999-06-17T15:37:26</meta:creation-date>
    <dc:creator>uf uf</dc:creator>
    <dc:date>1999-06-17T15:40:41</dc:date>
    <dc:language>pt-PT</dc:language>
    <meta:editing-cycles>1</meta:editing-cycles>
    <meta:editing-duration>PT5M37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1" meta:paragraph-count="3" meta:word-count="72" meta:character-count="468"/>
  </office:meta>
</office:document-meta>
</file>